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8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ALENZUELA PAUCAR, PERCY ANTON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81303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BARRANC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657362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ALENZUELA PAUCAR, PERCY ANTON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81303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INTERBANK</text:p>
          </table:table-cell>
          <table:table-cell table:style-name="Tabla2.A3" office:value-type="string">
            <text:p text:style-name="P22">28/09/2021</text:p>
          </table:table-cell>
          <table:table-cell table:style-name="Tabla2.A3" office:value-type="string">
            <text:p text:style-name="P22">2231522</text:p>
          </table:table-cell>
          <table:table-cell table:style-name="Tabla2.D3" office:value-type="string">
            <text:p text:style-name="P23">280.00</text:p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7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8T23:46:0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